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Notification.getEmai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Notification.EmailNotification( String emailAddress , String activationKey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